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fo:font-size="14pt" officeooo:rsid="0042820b" officeooo:paragraph-rsid="0046b883" style:font-size-asian="14pt" style:font-size-complex="14pt"/>
    </style:style>
    <style:style style:name="P2" style:family="paragraph" style:parent-style-name="Text_20_body">
      <style:paragraph-properties fo:margin-top="0cm" fo:margin-bottom="0.499cm" style:contextual-spacing="false" fo:line-height="150%"/>
      <style:text-properties fo:font-size="14pt" officeooo:rsid="0042820b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  <style:text-properties fo:font-size="14pt" officeooo:rsid="0042820b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: Isaiah 44:22-23 / <text:span text:style-name="Strong_20_Emphasis">Opening Prayer</text:span></text:p>
      <text:p text:style-name="P2"><text:span text:style-name="Strong_20_Emphasis">Praise</text:span>: <text:span text:style-name="T1">To God Be the Glory (Rej! 63)</text:span></text:p>
      <text:p text:style-name="P2"><text:span text:style-name="Strong_20_Emphasis">Bible Reading</text:span>: Genesis 1:1-5 (Callum H)</text:p>
      <text:p text:style-name="P2"><text:span text:style-name="Strong_20_Emphasis">Announcements</text:span></text:p>
      <text:p text:style-name="P2"><text:span text:style-name="Strong_20_Emphasis">Praise</text:span>: <text:span text:style-name="T1">At the Name of Jesus (Rej! 123)</text:span></text:p>
      <text:p text:style-name="P2"><text:span text:style-name="Strong_20_Emphasis">Prayer for the church and the world</text:span> (John A)</text:p>
      <text:p text:style-name="P2"><text:span text:style-name="Strong_20_Emphasis">Bible Reading</text:span>: John 1:1-18 (Stephen A)</text:p>
      <text:p text:style-name="P2"><text:span text:style-name="Strong_20_Emphasis">Praise</text:span>: <text:span text:style-name="T1">Servant King</text:span> (Offering)</text:p>
      <text:p text:style-name="P2"><text:span text:style-name="Strong_20_Emphasis">Sermon</text:span>: Believe in Jesus, the Embodiment of God’s Grace (John 1:1-5)</text:p>
      <text:p text:style-name="P2"><text:span text:style-name="Strong_20_Emphasis">Praise</text:span>: <text:span text:style-name="T1">Consider Christ</text:span></text:p>
      <text:p text:style-name="P2"><text:span text:style-name="Strong_20_Emphasis">Benediction</text:span>: Numbers 6:24-26</text:p>
      <text:p text:style-name="P2"/>
      <text:p text:style-name="P2"><text:span text:style-name="Strong_20_Emphasis">Sermon Outline</text:span></text:p>
      <text:p text:style-name="P2">“Believe in Jesus, the Embodiment of God’s Grace” (John 1:1-5)</text:p>
      <text:list text:style-name="L1">
        <text:list-item>
          <text:p text:style-name="P3">Jesus has the authority and power of God</text:p>
        </text:list-item>
        <text:list-item>
          <text:p text:style-name="P3">Jesus has given us life</text:p>
        </text:list-item>
        <text:list-item>
          <text:p text:style-name="P3">Jesus brings redemption to his people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6290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8</text:span><text:span text:style-name="MT2">th</text:span> <text:span text:style-name="MT1">January</text:span><text:span text:style-name="MT3"> 202</text:span><text:span text:style-name="MT1">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1-17T22:02:47.315850977</dc:date>
    <meta:editing-duration>PT6H50M40S</meta:editing-duration>
    <meta:editing-cycles>49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1" meta:paragraph-count="17" meta:word-count="107" meta:character-count="625" meta:non-whitespace-character-count="538"/>
  </office:meta>
</office:document-meta>
</file>